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3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569.65" calcext:value-type="float">
            <text:p>569.65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6.3" calcext:value-type="float">
            <text:p>6.3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1.2" calcext:value-type="float">
            <text:p>1.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61.9" calcext:value-type="float">
            <text:p>61.9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5.15" calcext:value-type="float">
            <text:p>5.1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3.43" calcext:value-type="float">
            <text:p>3.43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3.88" calcext:value-type="float">
            <text:p>3.88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437" calcext:value-type="float">
            <text:p>43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23.67" calcext:value-type="float">
            <text:p>23.67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71.7" calcext:value-type="float">
            <text:p>71.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6.3" calcext:value-type="float">
            <text:p>6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2.34" calcext:value-type="float">
            <text:p>12.34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11.3" calcext:value-type="float">
            <text:p>11.3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8.13" calcext:value-type="float">
            <text:p>8.13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7"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 table:number-rows-repeated="1048518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05:11:29.541129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14T05:13:58.122079907</dc:date>
    <meta:editing-duration>PT10H41M14S</meta:editing-duration>
    <meta:editing-cycles>80</meta:editing-cycles>
    <meta:generator>LibreOffice/4.4.5.2$Linux_x86 LibreOffice_project/40m0$Build-2</meta:generator>
    <meta:document-statistic meta:table-count="6" meta:cell-count="38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